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>
      <style:table-cell-properties fo:border-bottom="none" fo:border-left="0.99pt solid #000000" fo:border-right="none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Value" style:data-style-name="N11">
      <style:table-cell-properties fo:border="none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>
      <style:table-cell-properties fo:border-bottom="0.99pt solid #000000" fo:border-left="none" fo:border-right="none" fo:border-top="none"/>
    </style:style>
    <style:style style:name="ce19" style:family="table-cell" style:parent-style-name="Pivot_20_Table_20_Value">
      <style:table-cell-properties fo:border-bottom="none" fo:border-left="none" fo:border-right="none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none" fo:border-top="none"/>
    </style:style>
    <style:style style:name="ce21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Pivot_20_Table_20_Category">
      <style:table-cell-properties fo:border="none"/>
    </style:style>
  </office:automatic-styles>
  <office:body>
    <office:spreadsheet>
      <table:table table:name="Raw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LIB READING – 2011</text:p>
          </table:table-cell>
          <table:covered-table-cell table:number-columns-repeated="2" table:style-name="ce3"/>
          <table:table-cell/>
          <table:table-cell table:style-name="ce4" office:value-type="string" table:number-columns-spanned="3" table:number-rows-spanned="1">
            <text:p>READING – 2006 – Baseline</text:p>
          </table:table-cell>
          <table:covered-table-cell table:number-columns-repeated="2" table:style-name="ce2"/>
          <table:table-cell/>
          <table:table-cell table:style-name="ce4" office:value-type="string" table:number-columns-spanned="3" table:number-rows-spanned="1">
            <text:p>READING – 2006 – End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>
            <text:p>class </text:p>
          </table:table-cell>
          <table:table-cell table:style-name="ce2" office:value-type="string">
            <text:p><text:s/>grade </text:p>
          </table:table-cell>
          <table:table-cell table:style-name="ce2" office:value-type="string">
            <text:p><text:s/>count </text:p>
          </table:table-cell>
          <table:table-cell/>
          <table:table-cell table:style-name="ce2" office:value-type="string">
            <text:p>class </text:p>
          </table:table-cell>
          <table:table-cell table:style-name="ce2" office:value-type="string">
            <text:p><text:s/>grade </text:p>
          </table:table-cell>
          <table:table-cell table:style-name="ce2" office:value-type="string">
            <text:p><text:s/>count </text:p>
          </table:table-cell>
          <table:table-cell/>
          <table:table-cell table:style-name="ce2" office:value-type="string">
            <text:p>class </text:p>
          </table:table-cell>
          <table:table-cell table:style-name="ce2" office:value-type="string">
            <text:p><text:s/>grade </text:p>
          </table:table-cell>
          <table:table-cell table:style-name="ce2" office:value-type="string">
            <text:p><text:s/>count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L <text:s text:c="4"/></text:p>
          </table:table-cell>
          <table:table-cell office:value-type="float" office:value="658">
            <text:p>65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float" office:value="1028">
            <text:p>102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P <text:s text:c="4"/></text:p>
          </table:table-cell>
          <table:table-cell office:value-type="float" office:value="741">
            <text:p>74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L <text:s text:c="4"/></text:p>
          </table:table-cell>
          <table:table-cell office:value-type="float" office:value="2011">
            <text:p>201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L <text:s text:c="4"/>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S <text:s text:c="4"/></text:p>
          </table:table-cell>
          <table:table-cell office:value-type="float" office:value="729">
            <text:p>72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P <text:s text:c="4"/></text:p>
          </table:table-cell>
          <table:table-cell office:value-type="float" office:value="360">
            <text:p>36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P <text:s text:c="4"/>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W <text:s text:c="4"/></text:p>
          </table:table-cell>
          <table:table-cell office:value-type="float" office:value="887">
            <text:p>88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S <text:s text:c="4"/></text:p>
          </table:table-cell>
          <table:table-cell office:value-type="float" office:value="927">
            <text:p>92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S <text:s text:c="4"/>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Z <text:s text:c="4"/></text:p>
          </table:table-cell>
          <table:table-cell office:value-type="float" office:value="188">
            <text:p>188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W <text:s text:c="4"/></text:p>
          </table:table-cell>
          <table:table-cell office:value-type="float" office:value="1501">
            <text:p>150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W <text:s text:c="4"/>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L <text:s text:c="4"/></text:p>
          </table:table-cell>
          <table:table-cell office:value-type="float" office:value="430">
            <text:p>43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float" office:value="973">
            <text:p>97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P <text:s text:c="4"/></text:p>
          </table:table-cell>
          <table:table-cell office:value-type="float" office:value="1637">
            <text:p>163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L <text:s text:c="4"/></text:p>
          </table:table-cell>
          <table:table-cell office:value-type="float" office:value="1930">
            <text:p>193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L <text:s text:c="4"/>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S <text:s text:c="4"/></text:p>
          </table:table-cell>
          <table:table-cell office:value-type="float" office:value="893">
            <text:p>89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P <text:s text:c="4"/></text:p>
          </table:table-cell>
          <table:table-cell office:value-type="float" office:value="1317">
            <text:p>131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P <text:s text:c="4"/>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W <text:s text:c="4"/></text:p>
          </table:table-cell>
          <table:table-cell office:value-type="float" office:value="908">
            <text:p>90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S <text:s text:c="4"/></text:p>
          </table:table-cell>
          <table:table-cell office:value-type="float" office:value="1539">
            <text:p>153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S <text:s text:c="4"/>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Z <text:s text:c="4"/></text:p>
          </table:table-cell>
          <table:table-cell office:value-type="float" office:value="106">
            <text:p>10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W <text:s text:c="4"/></text:p>
          </table:table-cell>
          <table:table-cell office:value-type="float" office:value="1958">
            <text:p>195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W <text:s text:c="4"/>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L <text:s text:c="4"/></text:p>
          </table:table-cell>
          <table:table-cell office:value-type="float" office:value="268">
            <text:p>26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float" office:value="700">
            <text:p>70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P <text:s text:c="4"/></text:p>
          </table:table-cell>
          <table:table-cell office:value-type="float" office:value="2844">
            <text:p>284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L <text:s text:c="4"/></text:p>
          </table:table-cell>
          <table:table-cell office:value-type="float" office:value="1305">
            <text:p>130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L <text:s text:c="4"/>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S <text:s text:c="4"/></text:p>
          </table:table-cell>
          <table:table-cell office:value-type="float" office:value="1299">
            <text:p>129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P <text:s text:c="4"/></text:p>
          </table:table-cell>
          <table:table-cell office:value-type="float" office:value="2145">
            <text:p>214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P <text:s text:c="4"/>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W <text:s text:c="4"/></text:p>
          </table:table-cell>
          <table:table-cell office:value-type="float" office:value="789">
            <text:p>78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S <text:s text:c="4"/></text:p>
          </table:table-cell>
          <table:table-cell office:value-type="float" office:value="1848">
            <text:p>184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S <text:s text:c="4"/>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Z <text:s text:c="4"/></text:p>
          </table:table-cell>
          <table:table-cell office:value-type="float" office:value="89">
            <text:p>8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W <text:s text:c="4"/></text:p>
          </table:table-cell>
          <table:table-cell office:value-type="float" office:value="1800">
            <text:p>180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W <text:s text:c="4"/>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L <text:s text:c="4"/></text:p>
          </table:table-cell>
          <table:table-cell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Z</text:p>
          </table:table-cell>
          <table:table-cell office:value-type="float" office:value="614">
            <text:p>61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Z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P <text:s text:c="4"/></text:p>
          </table:table-cell>
          <table:table-cell office:value-type="float" office:value="3529">
            <text:p>3529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L <text:s text:c="4"/></text:p>
          </table:table-cell>
          <table:table-cell office:value-type="float" office:value="1024">
            <text:p>102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L <text:s text:c="4"/>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S <text:s text:c="4"/></text:p>
          </table:table-cell>
          <table:table-cell office:value-type="float" office:value="1381">
            <text:p>138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P <text:s text:c="4"/></text:p>
          </table:table-cell>
          <table:table-cell office:value-type="float" office:value="2900">
            <text:p>290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P <text:s text:c="4"/>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W <text:s text:c="4"/></text:p>
          </table:table-cell>
          <table:table-cell office:value-type="float" office:value="531">
            <text:p>53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S <text:s text:c="4"/></text:p>
          </table:table-cell>
          <table:table-cell office:value-type="float" office:value="1772">
            <text:p>177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S <text:s text:c="4"/>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Z <text:s text:c="4"/></text:p>
          </table:table-cell>
          <table:table-cell office:value-type="float" office:value="82">
            <text:p>8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W <text:s text:c="4"/></text:p>
          </table:table-cell>
          <table:table-cell office:value-type="float" office:value="1565">
            <text:p>156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W <text:s text:c="4"/>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L <text:s text:c="4"/></text:p>
          </table:table-cell>
          <table:table-cell office:value-type="float" office:value="135">
            <text:p>13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float" office:value="349">
            <text:p>349</text:p>
          </table:table-cell>
          <table:table-cell/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P <text:s text:c="4"/></text:p>
          </table:table-cell>
          <table:table-cell office:value-type="float" office:value="3432">
            <text:p>343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L <text:s text:c="4"/></text:p>
          </table:table-cell>
          <table:table-cell office:value-type="float" office:value="753">
            <text:p>75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L <text:s text:c="4"/>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S <text:s text:c="4"/></text:p>
          </table:table-cell>
          <table:table-cell office:value-type="float" office:value="1355">
            <text:p>135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P <text:s text:c="4"/></text:p>
          </table:table-cell>
          <table:table-cell office:value-type="float" office:value="3135">
            <text:p>313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P <text:s text:c="4"/>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W <text:s text:c="4"/></text:p>
          </table:table-cell>
          <table:table-cell office:value-type="float" office:value="365">
            <text:p>36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S <text:s text:c="4"/></text:p>
          </table:table-cell>
          <table:table-cell office:value-type="float" office:value="1454">
            <text:p>145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S <text:s text:c="4"/>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Z <text:s text:c="4"/></text:p>
          </table:table-cell>
          <table:table-cell office:value-type="float" office:value="27">
            <text:p>2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W <text:s text:c="4"/></text:p>
          </table:table-cell>
          <table:table-cell office:value-type="float" office:value="1330">
            <text:p>133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W <text:s text:c="4"/>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L <text:s text:c="4"/></text:p>
          </table:table-cell>
          <table:table-cell office:value-type="float" office:value="79">
            <text:p>7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Z</text:p>
          </table:table-cell>
          <table:table-cell office:value-type="float" office:value="302">
            <text:p>30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Z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P <text:s text:c="4"/></text:p>
          </table:table-cell>
          <table:table-cell office:value-type="float" office:value="3888">
            <text:p>3888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L <text:s text:c="4"/></text:p>
          </table:table-cell>
          <table:table-cell office:value-type="float" office:value="635">
            <text:p>63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L <text:s text:c="4"/>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S <text:s text:c="4"/></text:p>
          </table:table-cell>
          <table:table-cell office:value-type="float" office:value="1170">
            <text:p>117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P <text:s text:c="4"/></text:p>
          </table:table-cell>
          <table:table-cell office:value-type="float" office:value="4736">
            <text:p>4736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P <text:s text:c="4"/>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W <text:s text:c="4"/></text:p>
          </table:table-cell>
          <table:table-cell office:value-type="float" office:value="256">
            <text:p>256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S <text:s text:c="4"/></text:p>
          </table:table-cell>
          <table:table-cell office:value-type="float" office:value="1594">
            <text:p>159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S <text:s text:c="4"/>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Z <text:s text:c="4"/></text:p>
          </table:table-cell>
          <table:table-cell office:value-type="float" office:value="24">
            <text:p>2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W <text:s text:c="4"/></text:p>
          </table:table-cell>
          <table:table-cell office:value-type="float" office:value="1292">
            <text:p>129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W <text:s text:c="4"/>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float" office:value="64">
            <text:p>64</text:p>
          </table:table-cell>
          <table:table-cell/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<text:s/>L <text:s text:c="4"/></text:p>
          </table:table-cell>
          <table:table-cell office:value-type="float" office:value="187">
            <text:p>187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L <text:s text:c="4"/>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<text:s/>P <text:s text:c="4"/></text:p>
          </table:table-cell>
          <table:table-cell office:value-type="float" office:value="868">
            <text:p>8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P <text:s text:c="4"/>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<text:s/>S <text:s text:c="4"/></text:p>
          </table:table-cell>
          <table:table-cell office:value-type="float" office:value="283">
            <text:p>28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S <text:s text:c="4"/>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<text:s/>W <text:s text:c="4"/></text:p>
          </table:table-cell>
          <table:table-cell office:value-type="float" office:value="325">
            <text:p>325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W <text:s text:c="4"/></text:p>
          </table:table-cell>
          <table:table-cell office:value-type="float" office:value="74">
            <text:p>74</text:p>
          </table:table-cell>
        </table:table-row>
      </table:table>
      <table:table table:name="2006-Reading End" table:style-name="ta1">
        <table:table-column table:style-name="co1" table:number-columns-repeated="7" table:default-cell-style-name="Default"/>
        <table:table-row table:style-name="ro2"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Sum - <text:s/>count </text:p>
          </table:table-cell>
          <table:table-cell table:style-name="ce10" office:value-type="string">
            <text:p><text:s/>grade </text:p>
          </table:table-cell>
          <table:table-cell table:style-name="ce17" table:number-columns-repeated="4"/>
          <table:table-cell table:style-name="ce26"/>
        </table:table-row>
        <table:table-row table:style-name="ro2">
          <table:table-cell table:style-name="ce6" office:value-type="string">
            <text:p>class </text:p>
          </table:table-cell>
          <table:table-cell table:style-name="ce11" office:value-type="string">
            <text:p><text:s/>L <text:s text:c="4"/></text:p>
          </table:table-cell>
          <table:table-cell table:style-name="ce18" office:value-type="string">
            <text:p><text:s/>P <text:s text:c="4"/></text:p>
          </table:table-cell>
          <table:table-cell table:style-name="ce18" office:value-type="string">
            <text:p><text:s/>S <text:s text:c="4"/></text:p>
          </table:table-cell>
          <table:table-cell table:style-name="ce18" office:value-type="string">
            <text:p><text:s/>W <text:s text:c="4"/></text:p>
          </table:table-cell>
          <table:table-cell table:style-name="ce18" office:value-type="string">
            <text:p>Z</text:p>
          </table:table-cell>
          <table:table-cell table:style-name="ce27" office:value-type="string">
            <text:p>Total Result</text:p>
          </table:table-cell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2" office:value-type="float" office:value="401">
            <text:p>401</text:p>
          </table:table-cell>
          <table:table-cell table:style-name="ce19" office:value-type="float" office:value="623">
            <text:p>623</text:p>
          </table:table-cell>
          <table:table-cell table:style-name="ce19" office:value-type="float" office:value="1276">
            <text:p>1276</text:p>
          </table:table-cell>
          <table:table-cell table:style-name="ce19" office:value-type="float" office:value="1070">
            <text:p>1070</text:p>
          </table:table-cell>
          <table:table-cell table:style-name="ce22" office:value-type="float" office:value="67">
            <text:p>67</text:p>
          </table:table-cell>
          <table:table-cell table:style-name="ce28" office:value-type="float" office:value="3437">
            <text:p>3437</text:p>
          </table:table-cell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3" office:value-type="float" office:value="296">
            <text:p>296</text:p>
          </table:table-cell>
          <table:table-cell table:style-name="Pivot_20_Table_20_Value" office:value-type="float" office:value="779">
            <text:p>779</text:p>
          </table:table-cell>
          <table:table-cell table:style-name="Pivot_20_Table_20_Value" office:value-type="float" office:value="1445">
            <text:p>1445</text:p>
          </table:table-cell>
          <table:table-cell table:style-name="Pivot_20_Table_20_Value" office:value-type="float" office:value="970">
            <text:p>970</text:p>
          </table:table-cell>
          <table:table-cell table:style-name="ce23" office:value-type="float" office:value="67">
            <text:p>67</text:p>
          </table:table-cell>
          <table:table-cell table:style-name="ce29" office:value-type="float" office:value="3557">
            <text:p>3557</text:p>
          </table:table-cell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3" office:value-type="float" office:value="206">
            <text:p>206</text:p>
          </table:table-cell>
          <table:table-cell table:style-name="Pivot_20_Table_20_Value" office:value-type="float" office:value="737">
            <text:p>737</text:p>
          </table:table-cell>
          <table:table-cell table:style-name="Pivot_20_Table_20_Value" office:value-type="float" office:value="1181">
            <text:p>1181</text:p>
          </table:table-cell>
          <table:table-cell table:style-name="Pivot_20_Table_20_Value" office:value-type="float" office:value="711">
            <text:p>711</text:p>
          </table:table-cell>
          <table:table-cell table:style-name="ce23" office:value-type="float" office:value="69">
            <text:p>69</text:p>
          </table:table-cell>
          <table:table-cell table:style-name="ce29" office:value-type="float" office:value="2904">
            <text:p>2904</text:p>
          </table:table-cell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3" office:value-type="float" office:value="109">
            <text:p>109</text:p>
          </table:table-cell>
          <table:table-cell table:style-name="Pivot_20_Table_20_Value" office:value-type="float" office:value="756">
            <text:p>756</text:p>
          </table:table-cell>
          <table:table-cell table:style-name="Pivot_20_Table_20_Value" office:value-type="float" office:value="973">
            <text:p>973</text:p>
          </table:table-cell>
          <table:table-cell table:style-name="Pivot_20_Table_20_Value" office:value-type="float" office:value="512">
            <text:p>512</text:p>
          </table:table-cell>
          <table:table-cell table:style-name="ce23" office:value-type="float" office:value="37">
            <text:p>37</text:p>
          </table:table-cell>
          <table:table-cell table:style-name="ce29" office:value-type="float" office:value="2387">
            <text:p>2387</text:p>
          </table:table-cell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3" office:value-type="float" office:value="108">
            <text:p>108</text:p>
          </table:table-cell>
          <table:table-cell table:style-name="Pivot_20_Table_20_Value" office:value-type="float" office:value="622">
            <text:p>622</text:p>
          </table:table-cell>
          <table:table-cell table:style-name="Pivot_20_Table_20_Value" office:value-type="float" office:value="788">
            <text:p>788</text:p>
          </table:table-cell>
          <table:table-cell table:style-name="Pivot_20_Table_20_Value" office:value-type="float" office:value="327">
            <text:p>327</text:p>
          </table:table-cell>
          <table:table-cell table:style-name="ce23" office:value-type="float" office:value="23">
            <text:p>23</text:p>
          </table:table-cell>
          <table:table-cell table:style-name="ce29" office:value-type="float" office:value="1868">
            <text:p>1868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3" office:value-type="float" office:value="76">
            <text:p>76</text:p>
          </table:table-cell>
          <table:table-cell table:style-name="Pivot_20_Table_20_Value" office:value-type="float" office:value="626">
            <text:p>626</text:p>
          </table:table-cell>
          <table:table-cell table:style-name="Pivot_20_Table_20_Value" office:value-type="float" office:value="663">
            <text:p>663</text:p>
          </table:table-cell>
          <table:table-cell table:style-name="Pivot_20_Table_20_Value" office:value-type="float" office:value="336">
            <text:p>336</text:p>
          </table:table-cell>
          <table:table-cell table:style-name="ce23" office:value-type="float" office:value="27">
            <text:p>27</text:p>
          </table:table-cell>
          <table:table-cell table:style-name="ce29" office:value-type="float" office:value="1728">
            <text:p>1728</text:p>
          </table:table-cell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4" office:value-type="float" office:value="17">
            <text:p>17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74">
            <text:p>74</text:p>
          </table:table-cell>
          <table:table-cell table:style-name="ce24" office:value-type="float" office:value="10">
            <text:p>10</text:p>
          </table:table-cell>
          <table:table-cell table:style-name="ce30" office:value-type="float" office:value="409">
            <text:p>409</text:p>
          </table:table-cell>
        </table:table-row>
        <table:table-row table:style-name="ro2">
          <table:table-cell table:style-name="ce9" office:value-type="string">
            <text:p>Total Result</text:p>
          </table:table-cell>
          <table:table-cell table:style-name="ce15" office:value-type="float" office:value="1213">
            <text:p>1213</text:p>
          </table:table-cell>
          <table:table-cell table:style-name="ce21" office:value-type="float" office:value="4271">
            <text:p>4271</text:p>
          </table:table-cell>
          <table:table-cell table:style-name="ce21" office:value-type="float" office:value="6506">
            <text:p>6506</text:p>
          </table:table-cell>
          <table:table-cell table:style-name="ce21" office:value-type="float" office:value="4000">
            <text:p>4000</text:p>
          </table:table-cell>
          <table:table-cell table:style-name="ce25" office:value-type="float" office:value="300">
            <text:p>300</text:p>
          </table:table-cell>
          <table:table-cell table:style-name="ce31" office:value-type="float" office:value="16290">
            <text:p>16290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5" office:value-type="string">
            <text:p>Sum - <text:s/>count </text:p>
          </table:table-cell>
          <table:table-cell table:style-name="ce10" office:value-type="string">
            <text:p><text:s/>grade </text:p>
          </table:table-cell>
          <table:table-cell table:style-name="ce17" table:number-columns-repeated="4"/>
          <table:table-cell table:style-name="ce26"/>
        </table:table-row>
        <table:table-row table:style-name="ro1">
          <table:table-cell table:style-name="ce6" office:value-type="string">
            <text:p>class </text:p>
          </table:table-cell>
          <table:table-cell table:style-name="ce11" office:value-type="string">
            <text:p><text:s/>L <text:s text:c="4"/></text:p>
          </table:table-cell>
          <table:table-cell table:style-name="ce18" office:value-type="string">
            <text:p><text:s/>P <text:s text:c="4"/></text:p>
          </table:table-cell>
          <table:table-cell table:style-name="ce18" office:value-type="string">
            <text:p><text:s/>S <text:s text:c="4"/></text:p>
          </table:table-cell>
          <table:table-cell table:style-name="ce18" office:value-type="string">
            <text:p><text:s/>W <text:s text:c="4"/></text:p>
          </table:table-cell>
          <table:table-cell table:style-name="ce18" office:value-type="string">
            <text:p>Z</text:p>
          </table:table-cell>
          <table:table-cell table:style-name="ce2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6" table:formula="of:=[.B5]/[.$G5]" office:value-type="percentage" office:value="0.116671515856852">
            <text:p>11.67%</text:p>
          </table:table-cell>
          <table:table-cell table:style-name="ce16" table:formula="of:=[.C5]/[.$G5]" office:value-type="percentage" office:value="0.181262729124236">
            <text:p>18.13%</text:p>
          </table:table-cell>
          <table:table-cell table:style-name="ce16" table:formula="of:=[.D5]/[.$G5]" office:value-type="percentage" office:value="0.371254000581903">
            <text:p>37.13%</text:p>
          </table:table-cell>
          <table:table-cell table:style-name="ce16" table:formula="of:=[.E5]/[.$G5]" office:value-type="percentage" office:value="0.311318009892348">
            <text:p>31.13%</text:p>
          </table:table-cell>
          <table:table-cell table:style-name="ce16" table:formula="of:=[.F5]/[.$G5]" office:value-type="percentage" office:value="0.019493744544661">
            <text:p>1.95%</text:p>
          </table:table-cell>
          <table:table-cell table:style-name="ce2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table:formula="of:=[.B6]/[.$G6]" office:value-type="percentage" office:value="0.0832161934214225">
            <text:p>8.32%</text:p>
          </table:table-cell>
          <table:table-cell table:style-name="ce16" table:formula="of:=[.C6]/[.$G6]" office:value-type="percentage" office:value="0.219004779308406">
            <text:p>21.90%</text:p>
          </table:table-cell>
          <table:table-cell table:style-name="ce16" table:formula="of:=[.D6]/[.$G6]" office:value-type="percentage" office:value="0.406241214506607">
            <text:p>40.62%</text:p>
          </table:table-cell>
          <table:table-cell table:style-name="ce16" table:formula="of:=[.E6]/[.$G6]" office:value-type="percentage" office:value="0.27270171492831">
            <text:p>27.27%</text:p>
          </table:table-cell>
          <table:table-cell table:style-name="ce16" table:formula="of:=[.F6]/[.$G6]" office:value-type="percentage" office:value="0.0188360978352544">
            <text:p>1.88%</text:p>
          </table:table-cell>
          <table:table-cell table:style-name="ce29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6" table:formula="of:=[.B7]/[.$G7]" office:value-type="percentage" office:value="0.0709366391184573">
            <text:p>7.09%</text:p>
          </table:table-cell>
          <table:table-cell table:style-name="ce16" table:formula="of:=[.C7]/[.$G7]" office:value-type="percentage" office:value="0.253787878787879">
            <text:p>25.38%</text:p>
          </table:table-cell>
          <table:table-cell table:style-name="ce16" table:formula="of:=[.D7]/[.$G7]" office:value-type="percentage" office:value="0.40668044077135">
            <text:p>40.67%</text:p>
          </table:table-cell>
          <table:table-cell table:style-name="ce16" table:formula="of:=[.E7]/[.$G7]" office:value-type="percentage" office:value="0.244834710743802">
            <text:p>24.48%</text:p>
          </table:table-cell>
          <table:table-cell table:style-name="ce16" table:formula="of:=[.F7]/[.$G7]" office:value-type="percentage" office:value="0.0237603305785124">
            <text:p>2.38%</text:p>
          </table:table-cell>
          <table:table-cell table:style-name="ce29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6" table:formula="of:=[.B8]/[.$G8]" office:value-type="percentage" office:value="0.0456640134059489">
            <text:p>4.57%</text:p>
          </table:table-cell>
          <table:table-cell table:style-name="ce16" table:formula="of:=[.C8]/[.$G8]" office:value-type="percentage" office:value="0.316715542521994">
            <text:p>31.67%</text:p>
          </table:table-cell>
          <table:table-cell table:style-name="ce16" table:formula="of:=[.D8]/[.$G8]" office:value-type="percentage" office:value="0.407624633431085">
            <text:p>40.76%</text:p>
          </table:table-cell>
          <table:table-cell table:style-name="ce16" table:formula="of:=[.E8]/[.$G8]" office:value-type="percentage" office:value="0.214495182237118">
            <text:p>21.45%</text:p>
          </table:table-cell>
          <table:table-cell table:style-name="ce16" table:formula="of:=[.F8]/[.$G8]" office:value-type="percentage" office:value="0.0155006284038542">
            <text:p>1.55%</text:p>
          </table:table-cell>
          <table:table-cell table:style-name="ce29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6" table:formula="of:=[.B9]/[.$G9]" office:value-type="percentage" office:value="0.0578158458244111">
            <text:p>5.78%</text:p>
          </table:table-cell>
          <table:table-cell table:style-name="ce16" table:formula="of:=[.C9]/[.$G9]" office:value-type="percentage" office:value="0.332976445396146">
            <text:p>33.30%</text:p>
          </table:table-cell>
          <table:table-cell table:style-name="ce16" table:formula="of:=[.D9]/[.$G9]" office:value-type="percentage" office:value="0.421841541755889">
            <text:p>42.18%</text:p>
          </table:table-cell>
          <table:table-cell table:style-name="ce16" table:formula="of:=[.E9]/[.$G9]" office:value-type="percentage" office:value="0.175053533190578">
            <text:p>17.51%</text:p>
          </table:table-cell>
          <table:table-cell table:style-name="ce16" table:formula="of:=[.F9]/[.$G9]" office:value-type="percentage" office:value="0.0123126338329764">
            <text:p>1.23%</text:p>
          </table:table-cell>
          <table:table-cell table:style-name="ce29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6" table:formula="of:=[.B10]/[.$G10]" office:value-type="percentage" office:value="0.0439814814814815">
            <text:p>4.40%</text:p>
          </table:table-cell>
          <table:table-cell table:style-name="ce16" table:formula="of:=[.C10]/[.$G10]" office:value-type="percentage" office:value="0.362268518518519">
            <text:p>36.23%</text:p>
          </table:table-cell>
          <table:table-cell table:style-name="ce16" table:formula="of:=[.D10]/[.$G10]" office:value-type="percentage" office:value="0.383680555555556">
            <text:p>38.37%</text:p>
          </table:table-cell>
          <table:table-cell table:style-name="ce16" table:formula="of:=[.E10]/[.$G10]" office:value-type="percentage" office:value="0.194444444444444">
            <text:p>19.44%</text:p>
          </table:table-cell>
          <table:table-cell table:style-name="ce16" table:formula="of:=[.F10]/[.$G10]" office:value-type="percentage" office:value="0.015625">
            <text:p>1.56%</text:p>
          </table:table-cell>
          <table:table-cell table:style-name="ce29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6" table:formula="of:=[.B11]/[.$G11]" office:value-type="percentage" office:value="0.0415647921760391">
            <text:p>4.16%</text:p>
          </table:table-cell>
          <table:table-cell table:style-name="ce16" table:formula="of:=[.C11]/[.$G11]" office:value-type="percentage" office:value="0.312958435207824">
            <text:p>31.30%</text:p>
          </table:table-cell>
          <table:table-cell table:style-name="ce16" table:formula="of:=[.D11]/[.$G11]" office:value-type="percentage" office:value="0.440097799511002">
            <text:p>44.01%</text:p>
          </table:table-cell>
          <table:table-cell table:style-name="ce16" table:formula="of:=[.E11]/[.$G11]" office:value-type="percentage" office:value="0.180929095354523">
            <text:p>18.09%</text:p>
          </table:table-cell>
          <table:table-cell table:style-name="ce16" table:formula="of:=[.F11]/[.$G11]" office:value-type="percentage" office:value="0.0244498777506112">
            <text:p>2.44%</text:p>
          </table:table-cell>
          <table:table-cell table:style-name="ce30"/>
        </table:table-row>
        <table:table-row table:style-name="ro1">
          <table:table-cell table:style-name="ce9"/>
          <table:table-cell table:style-name="ce15"/>
          <table:table-cell table:style-name="ce21" table:number-columns-repeated="3"/>
          <table:table-cell table:style-name="ce25"/>
          <table:table-cell table:style-name="ce31"/>
        </table:table-row>
        <table:table-row table:style-name="ro2" table:number-rows-repeated="2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06-Reading Baseline" table:style-name="ta1">
        <table:table-column table:style-name="co1" table:number-columns-repeated="7" table:default-cell-style-name="Default"/>
        <table:table-row table:style-name="ro2"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Sum - <text:s/>count </text:p>
          </table:table-cell>
          <table:table-cell table:style-name="ce10" office:value-type="string">
            <text:p><text:s/>grade </text:p>
          </table:table-cell>
          <table:table-cell table:style-name="ce17" table:number-columns-repeated="4"/>
          <table:table-cell table:style-name="ce26"/>
        </table:table-row>
        <table:table-row table:style-name="ro2">
          <table:table-cell table:style-name="ce6" office:value-type="string">
            <text:p>class </text:p>
          </table:table-cell>
          <table:table-cell table:style-name="ce11" office:value-type="string">
            <text:p><text:s/>L <text:s text:c="4"/></text:p>
          </table:table-cell>
          <table:table-cell table:style-name="ce18" office:value-type="string">
            <text:p><text:s/>P <text:s text:c="4"/></text:p>
          </table:table-cell>
          <table:table-cell table:style-name="ce18" office:value-type="string">
            <text:p><text:s/>S <text:s text:c="4"/></text:p>
          </table:table-cell>
          <table:table-cell table:style-name="ce18" office:value-type="string">
            <text:p><text:s/>W <text:s text:c="4"/></text:p>
          </table:table-cell>
          <table:table-cell table:style-name="ce18" office:value-type="string">
            <text:p>Z</text:p>
          </table:table-cell>
          <table:table-cell table:style-name="ce27" office:value-type="string">
            <text:p>Total Result</text:p>
          </table:table-cell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2" office:value-type="float" office:value="2011">
            <text:p>2011</text:p>
          </table:table-cell>
          <table:table-cell table:style-name="ce19" office:value-type="float" office:value="360">
            <text:p>360</text:p>
          </table:table-cell>
          <table:table-cell table:style-name="ce19" office:value-type="float" office:value="927">
            <text:p>927</text:p>
          </table:table-cell>
          <table:table-cell table:style-name="ce19" office:value-type="float" office:value="1501">
            <text:p>1501</text:p>
          </table:table-cell>
          <table:table-cell table:style-name="ce22" office:value-type="float" office:value="1028">
            <text:p>1028</text:p>
          </table:table-cell>
          <table:table-cell table:style-name="ce28" office:value-type="float" office:value="5827">
            <text:p>5827</text:p>
          </table:table-cell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3" office:value-type="float" office:value="1930">
            <text:p>1930</text:p>
          </table:table-cell>
          <table:table-cell table:style-name="Pivot_20_Table_20_Value" office:value-type="float" office:value="1317">
            <text:p>1317</text:p>
          </table:table-cell>
          <table:table-cell table:style-name="Pivot_20_Table_20_Value" office:value-type="float" office:value="1539">
            <text:p>1539</text:p>
          </table:table-cell>
          <table:table-cell table:style-name="Pivot_20_Table_20_Value" office:value-type="float" office:value="1958">
            <text:p>1958</text:p>
          </table:table-cell>
          <table:table-cell table:style-name="ce23" office:value-type="float" office:value="973">
            <text:p>973</text:p>
          </table:table-cell>
          <table:table-cell table:style-name="ce29" office:value-type="float" office:value="7717">
            <text:p>7717</text:p>
          </table:table-cell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3" office:value-type="float" office:value="1305">
            <text:p>1305</text:p>
          </table:table-cell>
          <table:table-cell table:style-name="Pivot_20_Table_20_Value" office:value-type="float" office:value="2145">
            <text:p>2145</text:p>
          </table:table-cell>
          <table:table-cell table:style-name="Pivot_20_Table_20_Value" office:value-type="float" office:value="1848">
            <text:p>1848</text:p>
          </table:table-cell>
          <table:table-cell table:style-name="Pivot_20_Table_20_Value" office:value-type="float" office:value="1800">
            <text:p>1800</text:p>
          </table:table-cell>
          <table:table-cell table:style-name="ce23" office:value-type="float" office:value="700">
            <text:p>700</text:p>
          </table:table-cell>
          <table:table-cell table:style-name="ce29" office:value-type="float" office:value="7798">
            <text:p>7798</text:p>
          </table:table-cell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3" office:value-type="float" office:value="1024">
            <text:p>1024</text:p>
          </table:table-cell>
          <table:table-cell table:style-name="Pivot_20_Table_20_Value" office:value-type="float" office:value="2900">
            <text:p>2900</text:p>
          </table:table-cell>
          <table:table-cell table:style-name="Pivot_20_Table_20_Value" office:value-type="float" office:value="1772">
            <text:p>1772</text:p>
          </table:table-cell>
          <table:table-cell table:style-name="Pivot_20_Table_20_Value" office:value-type="float" office:value="1565">
            <text:p>1565</text:p>
          </table:table-cell>
          <table:table-cell table:style-name="ce23" office:value-type="float" office:value="614">
            <text:p>614</text:p>
          </table:table-cell>
          <table:table-cell table:style-name="ce29" office:value-type="float" office:value="7875">
            <text:p>7875</text:p>
          </table:table-cell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3" office:value-type="float" office:value="753">
            <text:p>753</text:p>
          </table:table-cell>
          <table:table-cell table:style-name="Pivot_20_Table_20_Value" office:value-type="float" office:value="3135">
            <text:p>3135</text:p>
          </table:table-cell>
          <table:table-cell table:style-name="Pivot_20_Table_20_Value" office:value-type="float" office:value="1454">
            <text:p>1454</text:p>
          </table:table-cell>
          <table:table-cell table:style-name="Pivot_20_Table_20_Value" office:value-type="float" office:value="1330">
            <text:p>1330</text:p>
          </table:table-cell>
          <table:table-cell table:style-name="ce23" office:value-type="float" office:value="349">
            <text:p>349</text:p>
          </table:table-cell>
          <table:table-cell table:style-name="ce29" office:value-type="float" office:value="7021">
            <text:p>7021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3" office:value-type="float" office:value="635">
            <text:p>635</text:p>
          </table:table-cell>
          <table:table-cell table:style-name="Pivot_20_Table_20_Value" office:value-type="float" office:value="4736">
            <text:p>4736</text:p>
          </table:table-cell>
          <table:table-cell table:style-name="Pivot_20_Table_20_Value" office:value-type="float" office:value="1594">
            <text:p>1594</text:p>
          </table:table-cell>
          <table:table-cell table:style-name="Pivot_20_Table_20_Value" office:value-type="float" office:value="1292">
            <text:p>1292</text:p>
          </table:table-cell>
          <table:table-cell table:style-name="ce23" office:value-type="float" office:value="302">
            <text:p>302</text:p>
          </table:table-cell>
          <table:table-cell table:style-name="ce29" office:value-type="float" office:value="8559">
            <text:p>8559</text:p>
          </table:table-cell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4" office:value-type="float" office:value="187">
            <text:p>187</text:p>
          </table:table-cell>
          <table:table-cell table:style-name="ce20" office:value-type="float" office:value="868">
            <text:p>868</text:p>
          </table:table-cell>
          <table:table-cell table:style-name="ce20" office:value-type="float" office:value="283">
            <text:p>283</text:p>
          </table:table-cell>
          <table:table-cell table:style-name="ce20" office:value-type="float" office:value="325">
            <text:p>325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1727">
            <text:p>1727</text:p>
          </table:table-cell>
        </table:table-row>
        <table:table-row table:style-name="ro2">
          <table:table-cell table:style-name="ce9" office:value-type="string">
            <text:p>Total Result</text:p>
          </table:table-cell>
          <table:table-cell table:style-name="ce15" office:value-type="float" office:value="7845">
            <text:p>7845</text:p>
          </table:table-cell>
          <table:table-cell table:style-name="ce21" office:value-type="float" office:value="15461">
            <text:p>15461</text:p>
          </table:table-cell>
          <table:table-cell table:style-name="ce21" office:value-type="float" office:value="9417">
            <text:p>9417</text:p>
          </table:table-cell>
          <table:table-cell table:style-name="ce21" office:value-type="float" office:value="9771">
            <text:p>9771</text:p>
          </table:table-cell>
          <table:table-cell table:style-name="ce25" office:value-type="float" office:value="4030">
            <text:p>4030</text:p>
          </table:table-cell>
          <table:table-cell table:style-name="ce31" office:value-type="float" office:value="46524">
            <text:p>46524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5" office:value-type="string">
            <text:p>Sum - <text:s/>count </text:p>
          </table:table-cell>
          <table:table-cell table:style-name="ce10" office:value-type="string">
            <text:p><text:s/>grade </text:p>
          </table:table-cell>
          <table:table-cell table:style-name="ce17" table:number-columns-repeated="4"/>
          <table:table-cell table:style-name="ce26"/>
        </table:table-row>
        <table:table-row table:style-name="ro1">
          <table:table-cell table:style-name="ce6" office:value-type="string">
            <text:p>class </text:p>
          </table:table-cell>
          <table:table-cell table:style-name="ce11" office:value-type="string">
            <text:p><text:s/>L <text:s text:c="4"/></text:p>
          </table:table-cell>
          <table:table-cell table:style-name="ce18" office:value-type="string">
            <text:p><text:s/>P <text:s text:c="4"/></text:p>
          </table:table-cell>
          <table:table-cell table:style-name="ce18" office:value-type="string">
            <text:p><text:s/>S <text:s text:c="4"/></text:p>
          </table:table-cell>
          <table:table-cell table:style-name="ce18" office:value-type="string">
            <text:p><text:s/>W <text:s text:c="4"/></text:p>
          </table:table-cell>
          <table:table-cell table:style-name="ce18" office:value-type="string">
            <text:p>Z</text:p>
          </table:table-cell>
          <table:table-cell table:style-name="ce2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6" table:formula="of:=[.B5]/[.$G5]" office:value-type="percentage" office:value="0.345117556203878">
            <text:p>34.51%</text:p>
          </table:table-cell>
          <table:table-cell table:style-name="ce16" table:formula="of:=[.C5]/[.$G5]" office:value-type="percentage" office:value="0.0617813626222756">
            <text:p>6.18%</text:p>
          </table:table-cell>
          <table:table-cell table:style-name="ce16" table:formula="of:=[.D5]/[.$G5]" office:value-type="percentage" office:value="0.15908700875236">
            <text:p>15.91%</text:p>
          </table:table-cell>
          <table:table-cell table:style-name="ce16" table:formula="of:=[.E5]/[.$G5]" office:value-type="percentage" office:value="0.257593959155655">
            <text:p>25.76%</text:p>
          </table:table-cell>
          <table:table-cell table:style-name="ce16" table:formula="of:=[.F5]/[.$G5]" office:value-type="percentage" office:value="0.176420113265831">
            <text:p>17.64%</text:p>
          </table:table-cell>
          <table:table-cell table:style-name="ce2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table:formula="of:=[.B6]/[.$G6]" office:value-type="percentage" office:value="0.250097188026435">
            <text:p>25.01%</text:p>
          </table:table-cell>
          <table:table-cell table:style-name="ce16" table:formula="of:=[.C6]/[.$G6]" office:value-type="percentage" office:value="0.170662174420111">
            <text:p>17.07%</text:p>
          </table:table-cell>
          <table:table-cell table:style-name="ce16" table:formula="of:=[.D6]/[.$G6]" office:value-type="percentage" office:value="0.199429830244914">
            <text:p>19.94%</text:p>
          </table:table-cell>
          <table:table-cell table:style-name="ce16" table:formula="of:=[.E6]/[.$G6]" office:value-type="percentage" office:value="0.253725541013347">
            <text:p>25.37%</text:p>
          </table:table-cell>
          <table:table-cell table:style-name="ce16" table:formula="of:=[.F6]/[.$G6]" office:value-type="percentage" office:value="0.126085266295192">
            <text:p>12.61%</text:p>
          </table:table-cell>
          <table:table-cell table:style-name="ce29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6" table:formula="of:=[.B7]/[.$G7]" office:value-type="percentage" office:value="0.167350602718646">
            <text:p>16.74%</text:p>
          </table:table-cell>
          <table:table-cell table:style-name="ce16" table:formula="of:=[.C7]/[.$G7]" office:value-type="percentage" office:value="0.27507053090536">
            <text:p>27.51%</text:p>
          </table:table-cell>
          <table:table-cell table:style-name="ce16" table:formula="of:=[.D7]/[.$G7]" office:value-type="percentage" office:value="0.236983842010772">
            <text:p>23.70%</text:p>
          </table:table-cell>
          <table:table-cell table:style-name="ce16" table:formula="of:=[.E7]/[.$G7]" office:value-type="percentage" office:value="0.23082841754296">
            <text:p>23.08%</text:p>
          </table:table-cell>
          <table:table-cell table:style-name="ce16" table:formula="of:=[.F7]/[.$G7]" office:value-type="percentage" office:value="0.0897666068222621">
            <text:p>8.98%</text:p>
          </table:table-cell>
          <table:table-cell table:style-name="ce29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6" table:formula="of:=[.B8]/[.$G8]" office:value-type="percentage" office:value="0.130031746031746">
            <text:p>13.00%</text:p>
          </table:table-cell>
          <table:table-cell table:style-name="ce16" table:formula="of:=[.C8]/[.$G8]" office:value-type="percentage" office:value="0.368253968253968">
            <text:p>36.83%</text:p>
          </table:table-cell>
          <table:table-cell table:style-name="ce16" table:formula="of:=[.D8]/[.$G8]" office:value-type="percentage" office:value="0.225015873015873">
            <text:p>22.50%</text:p>
          </table:table-cell>
          <table:table-cell table:style-name="ce16" table:formula="of:=[.E8]/[.$G8]" office:value-type="percentage" office:value="0.198730158730159">
            <text:p>19.87%</text:p>
          </table:table-cell>
          <table:table-cell table:style-name="ce16" table:formula="of:=[.F8]/[.$G8]" office:value-type="percentage" office:value="0.077968253968254">
            <text:p>7.80%</text:p>
          </table:table-cell>
          <table:table-cell table:style-name="ce29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6" table:formula="of:=[.B9]/[.$G9]" office:value-type="percentage" office:value="0.10724967953283">
            <text:p>10.72%</text:p>
          </table:table-cell>
          <table:table-cell table:style-name="ce16" table:formula="of:=[.C9]/[.$G9]" office:value-type="percentage" office:value="0.446517590086882">
            <text:p>44.65%</text:p>
          </table:table-cell>
          <table:table-cell table:style-name="ce16" table:formula="of:=[.D9]/[.$G9]" office:value-type="percentage" office:value="0.207093006694203">
            <text:p>20.71%</text:p>
          </table:table-cell>
          <table:table-cell table:style-name="ce16" table:formula="of:=[.E9]/[.$G9]" office:value-type="percentage" office:value="0.189431704885344">
            <text:p>18.94%</text:p>
          </table:table-cell>
          <table:table-cell table:style-name="ce16" table:formula="of:=[.F9]/[.$G9]" office:value-type="percentage" office:value="0.0497080188007406">
            <text:p>4.97%</text:p>
          </table:table-cell>
          <table:table-cell table:style-name="ce29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6" table:formula="of:=[.B10]/[.$G10]" office:value-type="percentage" office:value="0.0741909101530553">
            <text:p>7.42%</text:p>
          </table:table-cell>
          <table:table-cell table:style-name="ce16" table:formula="of:=[.C10]/[.$G10]" office:value-type="percentage" office:value="0.553335670054913">
            <text:p>55.33%</text:p>
          </table:table-cell>
          <table:table-cell table:style-name="ce16" table:formula="of:=[.D10]/[.$G10]" office:value-type="percentage" office:value="0.186236709896016">
            <text:p>18.62%</text:p>
          </table:table-cell>
          <table:table-cell table:style-name="ce16" table:formula="of:=[.E10]/[.$G10]" office:value-type="percentage" office:value="0.150952214043697">
            <text:p>15.10%</text:p>
          </table:table-cell>
          <table:table-cell table:style-name="ce16" table:formula="of:=[.F10]/[.$G10]" office:value-type="percentage" office:value="0.0352844958523192">
            <text:p>3.53%</text:p>
          </table:table-cell>
          <table:table-cell table:style-name="ce29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6" table:formula="of:=[.B11]/[.$G11]" office:value-type="percentage" office:value="0.10828025477707">
            <text:p>10.83%</text:p>
          </table:table-cell>
          <table:table-cell table:style-name="ce16" table:formula="of:=[.C11]/[.$G11]" office:value-type="percentage" office:value="0.502605674580197">
            <text:p>50.26%</text:p>
          </table:table-cell>
          <table:table-cell table:style-name="ce16" table:formula="of:=[.D11]/[.$G11]" office:value-type="percentage" office:value="0.163867979154603">
            <text:p>16.39%</text:p>
          </table:table-cell>
          <table:table-cell table:style-name="ce16" table:formula="of:=[.E11]/[.$G11]" office:value-type="percentage" office:value="0.188187608569774">
            <text:p>18.82%</text:p>
          </table:table-cell>
          <table:table-cell table:style-name="ce16" table:formula="of:=[.F11]/[.$G11]" office:value-type="percentage" office:value="0.0370584829183555">
            <text:p>3.71%</text:p>
          </table:table-cell>
          <table:table-cell table:style-name="ce30"/>
        </table:table-row>
        <table:table-row table:style-name="ro1">
          <table:table-cell table:style-name="ce9"/>
          <table:table-cell table:style-name="ce15"/>
          <table:table-cell table:style-name="ce21" table:number-columns-repeated="3"/>
          <table:table-cell table:style-name="ce25"/>
          <table:table-cell table:style-name="ce31"/>
        </table:table-row>
        <table:table-row table:style-name="ro2" table:number-rows-repeated="4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11-Reading Lib" table:style-name="ta1">
        <table:table-column table:style-name="co1" table:number-columns-repeated="7" table:default-cell-style-name="Default"/>
        <table:table-row table:style-name="ro2"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Sum - <text:s/>count </text:p>
          </table:table-cell>
          <table:table-cell table:style-name="ce10" office:value-type="string">
            <text:p><text:s/>grade </text:p>
          </table:table-cell>
          <table:table-cell table:style-name="ce17" table:number-columns-repeated="4"/>
          <table:table-cell table:style-name="ce26"/>
        </table:table-row>
        <table:table-row table:style-name="ro2">
          <table:table-cell table:style-name="ce6" office:value-type="string">
            <text:p>class </text:p>
          </table:table-cell>
          <table:table-cell table:style-name="ce11" office:value-type="string">
            <text:p><text:s/>L <text:s text:c="4"/></text:p>
          </table:table-cell>
          <table:table-cell table:style-name="ce18" office:value-type="string">
            <text:p><text:s/>P <text:s text:c="4"/></text:p>
          </table:table-cell>
          <table:table-cell table:style-name="ce18" office:value-type="string">
            <text:p><text:s/>S <text:s text:c="4"/></text:p>
          </table:table-cell>
          <table:table-cell table:style-name="ce18" office:value-type="string">
            <text:p><text:s/>W <text:s text:c="4"/></text:p>
          </table:table-cell>
          <table:table-cell table:style-name="ce18" office:value-type="string">
            <text:p><text:s/>Z <text:s text:c="4"/></text:p>
          </table:table-cell>
          <table:table-cell table:style-name="ce27" office:value-type="string">
            <text:p>Total Result</text:p>
          </table:table-cell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2" office:value-type="float" office:value="658">
            <text:p>658</text:p>
          </table:table-cell>
          <table:table-cell table:style-name="ce19" office:value-type="float" office:value="741">
            <text:p>741</text:p>
          </table:table-cell>
          <table:table-cell table:style-name="ce19" office:value-type="float" office:value="729">
            <text:p>729</text:p>
          </table:table-cell>
          <table:table-cell table:style-name="ce19" office:value-type="float" office:value="887">
            <text:p>887</text:p>
          </table:table-cell>
          <table:table-cell table:style-name="ce22" office:value-type="float" office:value="188">
            <text:p>188</text:p>
          </table:table-cell>
          <table:table-cell table:style-name="ce28" office:value-type="float" office:value="3203">
            <text:p>3203</text:p>
          </table:table-cell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3" office:value-type="float" office:value="430">
            <text:p>430</text:p>
          </table:table-cell>
          <table:table-cell table:style-name="Pivot_20_Table_20_Value" office:value-type="float" office:value="1637">
            <text:p>1637</text:p>
          </table:table-cell>
          <table:table-cell table:style-name="Pivot_20_Table_20_Value" office:value-type="float" office:value="893">
            <text:p>893</text:p>
          </table:table-cell>
          <table:table-cell table:style-name="Pivot_20_Table_20_Value" office:value-type="float" office:value="908">
            <text:p>908</text:p>
          </table:table-cell>
          <table:table-cell table:style-name="ce23" office:value-type="float" office:value="106">
            <text:p>106</text:p>
          </table:table-cell>
          <table:table-cell table:style-name="ce29" office:value-type="float" office:value="3974">
            <text:p>3974</text:p>
          </table:table-cell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3" office:value-type="float" office:value="268">
            <text:p>268</text:p>
          </table:table-cell>
          <table:table-cell table:style-name="Pivot_20_Table_20_Value" office:value-type="float" office:value="2844">
            <text:p>2844</text:p>
          </table:table-cell>
          <table:table-cell table:style-name="Pivot_20_Table_20_Value" office:value-type="float" office:value="1299">
            <text:p>1299</text:p>
          </table:table-cell>
          <table:table-cell table:style-name="Pivot_20_Table_20_Value" office:value-type="float" office:value="789">
            <text:p>789</text:p>
          </table:table-cell>
          <table:table-cell table:style-name="ce23" office:value-type="float" office:value="89">
            <text:p>89</text:p>
          </table:table-cell>
          <table:table-cell table:style-name="ce29" office:value-type="float" office:value="5289">
            <text:p>5289</text:p>
          </table:table-cell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3" office:value-type="float" office:value="200">
            <text:p>200</text:p>
          </table:table-cell>
          <table:table-cell table:style-name="Pivot_20_Table_20_Value" office:value-type="float" office:value="3529">
            <text:p>3529</text:p>
          </table:table-cell>
          <table:table-cell table:style-name="Pivot_20_Table_20_Value" office:value-type="float" office:value="1381">
            <text:p>1381</text:p>
          </table:table-cell>
          <table:table-cell table:style-name="Pivot_20_Table_20_Value" office:value-type="float" office:value="531">
            <text:p>531</text:p>
          </table:table-cell>
          <table:table-cell table:style-name="ce23" office:value-type="float" office:value="82">
            <text:p>82</text:p>
          </table:table-cell>
          <table:table-cell table:style-name="ce29" office:value-type="float" office:value="5723">
            <text:p>5723</text:p>
          </table:table-cell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3" office:value-type="float" office:value="135">
            <text:p>135</text:p>
          </table:table-cell>
          <table:table-cell table:style-name="Pivot_20_Table_20_Value" office:value-type="float" office:value="3432">
            <text:p>3432</text:p>
          </table:table-cell>
          <table:table-cell table:style-name="Pivot_20_Table_20_Value" office:value-type="float" office:value="1355">
            <text:p>1355</text:p>
          </table:table-cell>
          <table:table-cell table:style-name="Pivot_20_Table_20_Value" office:value-type="float" office:value="365">
            <text:p>365</text:p>
          </table:table-cell>
          <table:table-cell table:style-name="ce23" office:value-type="float" office:value="27">
            <text:p>27</text:p>
          </table:table-cell>
          <table:table-cell table:style-name="ce29" office:value-type="float" office:value="5314">
            <text:p>5314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4" office:value-type="float" office:value="79">
            <text:p>79</text:p>
          </table:table-cell>
          <table:table-cell table:style-name="ce20" office:value-type="float" office:value="3888">
            <text:p>3888</text:p>
          </table:table-cell>
          <table:table-cell table:style-name="ce20" office:value-type="float" office:value="1170">
            <text:p>1170</text:p>
          </table:table-cell>
          <table:table-cell table:style-name="ce20" office:value-type="float" office:value="256">
            <text:p>256</text:p>
          </table:table-cell>
          <table:table-cell table:style-name="ce24" office:value-type="float" office:value="24">
            <text:p>24</text:p>
          </table:table-cell>
          <table:table-cell table:style-name="ce30" office:value-type="float" office:value="5417">
            <text:p>5417</text:p>
          </table:table-cell>
        </table:table-row>
        <table:table-row table:style-name="ro2">
          <table:table-cell table:style-name="ce9" office:value-type="string">
            <text:p>Total Result</text:p>
          </table:table-cell>
          <table:table-cell table:style-name="ce15" office:value-type="float" office:value="1770">
            <text:p>1770</text:p>
          </table:table-cell>
          <table:table-cell table:style-name="ce21" office:value-type="float" office:value="16071">
            <text:p>16071</text:p>
          </table:table-cell>
          <table:table-cell table:style-name="ce21" office:value-type="float" office:value="6827">
            <text:p>6827</text:p>
          </table:table-cell>
          <table:table-cell table:style-name="ce21" office:value-type="float" office:value="3736">
            <text:p>3736</text:p>
          </table:table-cell>
          <table:table-cell table:style-name="ce25" office:value-type="float" office:value="516">
            <text:p>516</text:p>
          </table:table-cell>
          <table:table-cell table:style-name="ce31" office:value-type="float" office:value="28920">
            <text:p>28920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5" office:value-type="string">
            <text:p>Sum - <text:s/>count </text:p>
          </table:table-cell>
          <table:table-cell table:style-name="ce10" office:value-type="string">
            <text:p><text:s/>grade </text:p>
          </table:table-cell>
          <table:table-cell table:style-name="ce17" table:number-columns-repeated="4"/>
          <table:table-cell table:style-name="ce26"/>
        </table:table-row>
        <table:table-row table:style-name="ro1">
          <table:table-cell table:style-name="ce6" office:value-type="string">
            <text:p>class </text:p>
          </table:table-cell>
          <table:table-cell table:style-name="ce11" office:value-type="string">
            <text:p><text:s/>L <text:s text:c="4"/></text:p>
          </table:table-cell>
          <table:table-cell table:style-name="ce18" office:value-type="string">
            <text:p><text:s/>P <text:s text:c="4"/></text:p>
          </table:table-cell>
          <table:table-cell table:style-name="ce18" office:value-type="string">
            <text:p><text:s/>S <text:s text:c="4"/></text:p>
          </table:table-cell>
          <table:table-cell table:style-name="ce18" office:value-type="string">
            <text:p><text:s/>W <text:s text:c="4"/></text:p>
          </table:table-cell>
          <table:table-cell table:style-name="ce18" office:value-type="string">
            <text:p>Z</text:p>
          </table:table-cell>
          <table:table-cell table:style-name="ce2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6" table:formula="of:=[.B5]/[.$G5]" office:value-type="percentage" office:value="0.205432407118327">
            <text:p>20.54%</text:p>
          </table:table-cell>
          <table:table-cell table:style-name="ce16" table:formula="of:=[.C5]/[.$G5]" office:value-type="percentage" office:value="0.231345613487356">
            <text:p>23.13%</text:p>
          </table:table-cell>
          <table:table-cell table:style-name="ce16" table:formula="of:=[.D5]/[.$G5]" office:value-type="percentage" office:value="0.227599125819544">
            <text:p>22.76%</text:p>
          </table:table-cell>
          <table:table-cell table:style-name="ce16" table:formula="of:=[.E5]/[.$G5]" office:value-type="percentage" office:value="0.276927880112395">
            <text:p>27.69%</text:p>
          </table:table-cell>
          <table:table-cell table:style-name="ce16" table:formula="of:=[.F5]/[.$G5]" office:value-type="percentage" office:value="0.058694973462379">
            <text:p>5.87%</text:p>
          </table:table-cell>
          <table:table-cell table:style-name="ce2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table:formula="of:=[.B6]/[.$G6]" office:value-type="percentage" office:value="0.108203321590337">
            <text:p>10.82%</text:p>
          </table:table-cell>
          <table:table-cell table:style-name="ce16" table:formula="of:=[.C6]/[.$G6]" office:value-type="percentage" office:value="0.411927528938098">
            <text:p>41.19%</text:p>
          </table:table-cell>
          <table:table-cell table:style-name="ce16" table:formula="of:=[.D6]/[.$G6]" office:value-type="percentage" office:value="0.224710619023654">
            <text:p>22.47%</text:p>
          </table:table-cell>
          <table:table-cell table:style-name="ce16" table:formula="of:=[.E6]/[.$G6]" office:value-type="percentage" office:value="0.228485153497735">
            <text:p>22.85%</text:p>
          </table:table-cell>
          <table:table-cell table:style-name="ce16" table:formula="of:=[.F6]/[.$G6]" office:value-type="percentage" office:value="0.0266733769501761">
            <text:p>2.67%</text:p>
          </table:table-cell>
          <table:table-cell table:style-name="ce29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6" table:formula="of:=[.B7]/[.$G7]" office:value-type="percentage" office:value="0.0506712043864625">
            <text:p>5.07%</text:p>
          </table:table-cell>
          <table:table-cell table:style-name="ce16" table:formula="of:=[.C7]/[.$G7]" office:value-type="percentage" office:value="0.537719795802609">
            <text:p>53.77%</text:p>
          </table:table-cell>
          <table:table-cell table:style-name="ce16" table:formula="of:=[.D7]/[.$G7]" office:value-type="percentage" office:value="0.245604083947816">
            <text:p>24.56%</text:p>
          </table:table-cell>
          <table:table-cell table:style-name="ce16" table:formula="of:=[.E7]/[.$G7]" office:value-type="percentage" office:value="0.149177538287011">
            <text:p>14.92%</text:p>
          </table:table-cell>
          <table:table-cell table:style-name="ce16" table:formula="of:=[.F7]/[.$G7]" office:value-type="percentage" office:value="0.0168273775761013">
            <text:p>1.68%</text:p>
          </table:table-cell>
          <table:table-cell table:style-name="ce29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6" table:formula="of:=[.B8]/[.$G8]" office:value-type="percentage" office:value="0.0349467062729338">
            <text:p>3.49%</text:p>
          </table:table-cell>
          <table:table-cell table:style-name="ce16" table:formula="of:=[.C8]/[.$G8]" office:value-type="percentage" office:value="0.616634632185917">
            <text:p>61.66%</text:p>
          </table:table-cell>
          <table:table-cell table:style-name="ce16" table:formula="of:=[.D8]/[.$G8]" office:value-type="percentage" office:value="0.241307006814608">
            <text:p>24.13%</text:p>
          </table:table-cell>
          <table:table-cell table:style-name="ce16" table:formula="of:=[.E8]/[.$G8]" office:value-type="percentage" office:value="0.0927835051546392">
            <text:p>9.28%</text:p>
          </table:table-cell>
          <table:table-cell table:style-name="ce16" table:formula="of:=[.F8]/[.$G8]" office:value-type="percentage" office:value="0.0143281495719028">
            <text:p>1.43%</text:p>
          </table:table-cell>
          <table:table-cell table:style-name="ce29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6" table:formula="of:=[.B9]/[.$G9]" office:value-type="percentage" office:value="0.0254045916447121">
            <text:p>2.54%</text:p>
          </table:table-cell>
          <table:table-cell table:style-name="ce16" table:formula="of:=[.C9]/[.$G9]" office:value-type="percentage" office:value="0.64584117425668">
            <text:p>64.58%</text:p>
          </table:table-cell>
          <table:table-cell table:style-name="ce16" table:formula="of:=[.D9]/[.$G9]" office:value-type="percentage" office:value="0.254986827248777">
            <text:p>25.50%</text:p>
          </table:table-cell>
          <table:table-cell table:style-name="ce16" table:formula="of:=[.E9]/[.$G9]" office:value-type="percentage" office:value="0.0686864885208882">
            <text:p>6.87%</text:p>
          </table:table-cell>
          <table:table-cell table:style-name="ce16" table:formula="of:=[.F9]/[.$G9]" office:value-type="percentage" office:value="0.00508091832894242">
            <text:p>0.51%</text:p>
          </table:table-cell>
          <table:table-cell table:style-name="ce29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6" table:formula="of:=[.B10]/[.$G10]" office:value-type="percentage" office:value="0.0145837179250508">
            <text:p>1.46%</text:p>
          </table:table-cell>
          <table:table-cell table:style-name="ce16" table:formula="of:=[.C10]/[.$G10]" office:value-type="percentage" office:value="0.717740446741739">
            <text:p>71.77%</text:p>
          </table:table-cell>
          <table:table-cell table:style-name="ce16" table:formula="of:=[.D10]/[.$G10]" office:value-type="percentage" office:value="0.215986708510245">
            <text:p>21.60%</text:p>
          </table:table-cell>
          <table:table-cell table:style-name="ce16" table:formula="of:=[.E10]/[.$G10]" office:value-type="percentage" office:value="0.0472586302381392">
            <text:p>4.73%</text:p>
          </table:table-cell>
          <table:table-cell table:style-name="ce16" table:formula="of:=[.F10]/[.$G10]" office:value-type="percentage" office:value="0.00443049658482555">
            <text:p>0.44%</text:p>
          </table:table-cell>
          <table:table-cell table:style-name="ce29"/>
        </table:table-row>
        <table:table-row table:style-name="ro1">
          <table:table-cell table:style-name="ce9"/>
          <table:table-cell table:style-name="ce15"/>
          <table:table-cell table:style-name="ce21" table:number-columns-repeated="3"/>
          <table:table-cell table:style-name="ce25"/>
          <table:table-cell table:style-name="ce31"/>
        </table:table-row>
        <table:table-row table:style-name="ro2" table:number-rows-repeated="2">
          <table: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Queries" table:style-name="ta1">
        <table:table-column table:style-name="co1" table:default-cell-style-name="Default"/>
        <table:table-row table:style-name="ro1">
          <table:table-cell office:value-type="string">
            <text:p>Queries</text:p>
          </table:table-cell>
        </table:table-row>
        <table:table-row table:style-name="ro1">
          <table:table-cell office:value-type="string">
            <text:p>electrep_new=&gt; select <text:s/>vra.class, vra.grade, sum(vra.stucount) as count from vw_reading_2006_agg vra, tb_school_electedrep tse where tse.sid=vra.sid and vra.class is not null and vra.grade in ('0','L','W','S','P') and vra.asmt_id=1 and vra.sid in (select distinct sid from vw_reading_2011_agg) group by vra.class, vra.grade order by vra.class;</text:p>
          </table:table-cell>
        </table:table-row>
        <table:table-row table:style-name="ro1">
          <table:table-cell office:value-type="string">
            <text:p>electrep_new=&gt; select <text:s/>vra.class, vra.grade, sum(vra.stucount) as count from vw_reading_2006_agg vra, tb_school_electedrep tse where tse.sid=vra.sid and vra.class is not null and vra.grade in ('0','L','W','S','P') and vra.asmt_id=4 and vra.sid in (select distinct sid from vw_reading_2011_agg) group by vra.class, vra.grade order by vra.class;</text:p>
          </table:table-cell>
        </table:table-row>
        <table:table-row table:style-name="ro1">
          <table:table-cell office:value-type="string">
            <text:p>electrep_new=&gt; select <text:s/>vra.class, vra.grade, sum(vra.stucount) as count from vw_reading_2011_agg vra, tb_school_electedrep tse where tse.sid=vra.sid and vra.acyear='2011-2012' and vra.grade not in ('null','',' ') and vra.class is not null and vra.grade in ('Z','L','W','S','P') group by vra.class, vra.grade order by vra.class;</text:p>
          </table:table-cell>
        </table:table-row>
      </table:table>
      <table:table table:name="Hashes" table:style-name="ta1">
        <table:table-column table:style-name="co1" table:number-columns-repeated="2" table:default-cell-style-name="ce32"/>
        <table:table-column table:style-name="co1" table:number-columns-repeated="5" table:default-cell-style-name="ce16"/>
        <table:table-column table:style-name="co1" table:default-cell-style-name="Default"/>
        <table:table-row table:style-name="ro1">
          <table:table-cell office:value-type="float" office:value="2">
            <text:p>2</text:p>
          </table:table-cell>
          <table:table-cell office:value-type="string">
            <text:p>:[</text:p>
          </table:table-cell>
          <table:table-cell office:value-type="percentage" office:value="0.058694973462379">
            <text:p>5.87%</text:p>
          </table:table-cell>
          <table:table-cell office:value-type="percentage" office:value="0.205432407118327">
            <text:p>20.54%</text:p>
          </table:table-cell>
          <table:table-cell office:value-type="percentage" office:value="0.276927880112395">
            <text:p>27.69%</text:p>
          </table:table-cell>
          <table:table-cell office:value-type="percentage" office:value="0.227599125819544">
            <text:p>22.76%</text:p>
          </table:table-cell>
          <table:table-cell office:value-type="percentage" office:value="0.231345613487356">
            <text:p>23.13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[</text:p>
          </table:table-cell>
          <table:table-cell office:value-type="percentage" office:value="0.0266733769501761">
            <text:p>2.67%</text:p>
          </table:table-cell>
          <table:table-cell office:value-type="percentage" office:value="0.108203321590337">
            <text:p>10.82%</text:p>
          </table:table-cell>
          <table:table-cell office:value-type="percentage" office:value="0.228485153497735">
            <text:p>22.85%</text:p>
          </table:table-cell>
          <table:table-cell office:value-type="percentage" office:value="0.224710619023654">
            <text:p>22.47%</text:p>
          </table:table-cell>
          <table:table-cell office:value-type="percentage" office:value="0.411927528938098">
            <text:p>41.19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[</text:p>
          </table:table-cell>
          <table:table-cell office:value-type="percentage" office:value="0.0168273775761013">
            <text:p>1.68%</text:p>
          </table:table-cell>
          <table:table-cell office:value-type="percentage" office:value="0.0506712043864625">
            <text:p>5.07%</text:p>
          </table:table-cell>
          <table:table-cell office:value-type="percentage" office:value="0.149177538287011">
            <text:p>14.92%</text:p>
          </table:table-cell>
          <table:table-cell office:value-type="percentage" office:value="0.245604083947816">
            <text:p>24.56%</text:p>
          </table:table-cell>
          <table:table-cell office:value-type="percentage" office:value="0.537719795802609">
            <text:p>53.77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:[</text:p>
          </table:table-cell>
          <table:table-cell office:value-type="percentage" office:value="0.0143281495719028">
            <text:p>1.43%</text:p>
          </table:table-cell>
          <table:table-cell office:value-type="percentage" office:value="0.0349467062729338">
            <text:p>3.49%</text:p>
          </table:table-cell>
          <table:table-cell office:value-type="percentage" office:value="0.0927835051546392">
            <text:p>9.28%</text:p>
          </table:table-cell>
          <table:table-cell office:value-type="percentage" office:value="0.241307006814608">
            <text:p>24.13%</text:p>
          </table:table-cell>
          <table:table-cell office:value-type="percentage" office:value="0.616634632185917">
            <text:p>61.66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:[</text:p>
          </table:table-cell>
          <table:table-cell office:value-type="percentage" office:value="0.00508091832894242">
            <text:p>0.51%</text:p>
          </table:table-cell>
          <table:table-cell office:value-type="percentage" office:value="0.0254045916447121">
            <text:p>2.54%</text:p>
          </table:table-cell>
          <table:table-cell office:value-type="percentage" office:value="0.0686864885208882">
            <text:p>6.87%</text:p>
          </table:table-cell>
          <table:table-cell office:value-type="percentage" office:value="0.254986827248777">
            <text:p>25.50%</text:p>
          </table:table-cell>
          <table:table-cell office:value-type="percentage" office:value="0.64584117425668">
            <text:p>64.58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:[</text:p>
          </table:table-cell>
          <table:table-cell office:value-type="percentage" office:value="0.00443049658482555">
            <text:p>0.44%</text:p>
          </table:table-cell>
          <table:table-cell office:value-type="percentage" office:value="0.0145837179250508">
            <text:p>1.46%</text:p>
          </table:table-cell>
          <table:table-cell office:value-type="percentage" office:value="0.0472586302381392">
            <text:p>4.73%</text:p>
          </table:table-cell>
          <table:table-cell office:value-type="percentage" office:value="0.215986708510245">
            <text:p>21.60%</text:p>
          </table:table-cell>
          <table:table-cell office:value-type="percentage" office:value="0.717740446741739">
            <text:p>71.77%</text:p>
          </table:table-cell>
          <table:table-cell office:value-type="string">
            <text:p>]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[</text:p>
          </table:table-cell>
          <table:table-cell office:value-type="percentage" office:value="0.176420113265831">
            <text:p>17.64%</text:p>
          </table:table-cell>
          <table:table-cell office:value-type="percentage" office:value="0.345117556203878">
            <text:p>34.51%</text:p>
          </table:table-cell>
          <table:table-cell office:value-type="percentage" office:value="0.257593959155655">
            <text:p>25.76%</text:p>
          </table:table-cell>
          <table:table-cell office:value-type="percentage" office:value="0.15908700875236">
            <text:p>15.91%</text:p>
          </table:table-cell>
          <table:table-cell office:value-type="percentage" office:value="0.0617813626222756">
            <text:p>6.18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[</text:p>
          </table:table-cell>
          <table:table-cell office:value-type="percentage" office:value="0.126085266295192">
            <text:p>12.61%</text:p>
          </table:table-cell>
          <table:table-cell office:value-type="percentage" office:value="0.250097188026435">
            <text:p>25.01%</text:p>
          </table:table-cell>
          <table:table-cell office:value-type="percentage" office:value="0.253725541013347">
            <text:p>25.37%</text:p>
          </table:table-cell>
          <table:table-cell office:value-type="percentage" office:value="0.199429830244914">
            <text:p>19.94%</text:p>
          </table:table-cell>
          <table:table-cell office:value-type="percentage" office:value="0.170662174420111">
            <text:p>17.07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[</text:p>
          </table:table-cell>
          <table:table-cell office:value-type="percentage" office:value="0.0897666068222621">
            <text:p>8.98%</text:p>
          </table:table-cell>
          <table:table-cell office:value-type="percentage" office:value="0.167350602718646">
            <text:p>16.74%</text:p>
          </table:table-cell>
          <table:table-cell office:value-type="percentage" office:value="0.23082841754296">
            <text:p>23.08%</text:p>
          </table:table-cell>
          <table:table-cell office:value-type="percentage" office:value="0.236983842010772">
            <text:p>23.70%</text:p>
          </table:table-cell>
          <table:table-cell office:value-type="percentage" office:value="0.27507053090536">
            <text:p>27.51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:[</text:p>
          </table:table-cell>
          <table:table-cell office:value-type="percentage" office:value="0.077968253968254">
            <text:p>7.80%</text:p>
          </table:table-cell>
          <table:table-cell office:value-type="percentage" office:value="0.130031746031746">
            <text:p>13.00%</text:p>
          </table:table-cell>
          <table:table-cell office:value-type="percentage" office:value="0.198730158730159">
            <text:p>19.87%</text:p>
          </table:table-cell>
          <table:table-cell office:value-type="percentage" office:value="0.225015873015873">
            <text:p>22.50%</text:p>
          </table:table-cell>
          <table:table-cell office:value-type="percentage" office:value="0.368253968253968">
            <text:p>36.83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:[</text:p>
          </table:table-cell>
          <table:table-cell office:value-type="percentage" office:value="0.0497080188007406">
            <text:p>4.97%</text:p>
          </table:table-cell>
          <table:table-cell office:value-type="percentage" office:value="0.10724967953283">
            <text:p>10.72%</text:p>
          </table:table-cell>
          <table:table-cell office:value-type="percentage" office:value="0.189431704885344">
            <text:p>18.94%</text:p>
          </table:table-cell>
          <table:table-cell office:value-type="percentage" office:value="0.207093006694203">
            <text:p>20.71%</text:p>
          </table:table-cell>
          <table:table-cell office:value-type="percentage" office:value="0.446517590086882">
            <text:p>44.65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:[</text:p>
          </table:table-cell>
          <table:table-cell office:value-type="percentage" office:value="0.0352844958523192">
            <text:p>3.53%</text:p>
          </table:table-cell>
          <table:table-cell office:value-type="percentage" office:value="0.0741909101530553">
            <text:p>7.42%</text:p>
          </table:table-cell>
          <table:table-cell office:value-type="percentage" office:value="0.150952214043697">
            <text:p>15.10%</text:p>
          </table:table-cell>
          <table:table-cell office:value-type="percentage" office:value="0.186236709896016">
            <text:p>18.62%</text:p>
          </table:table-cell>
          <table:table-cell office:value-type="percentage" office:value="0.553335670054913">
            <text:p>55.33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:[</text:p>
          </table:table-cell>
          <table:table-cell office:value-type="percentage" office:value="0.0370584829183555">
            <text:p>3.71%</text:p>
          </table:table-cell>
          <table:table-cell office:value-type="percentage" office:value="0.10828025477707">
            <text:p>10.83%</text:p>
          </table:table-cell>
          <table:table-cell office:value-type="percentage" office:value="0.188187608569774">
            <text:p>18.82%</text:p>
          </table:table-cell>
          <table:table-cell office:value-type="percentage" office:value="0.163867979154603">
            <text:p>16.39%</text:p>
          </table:table-cell>
          <table:table-cell office:value-type="percentage" office:value="0.502605674580197">
            <text:p>50.26%</text:p>
          </table:table-cell>
          <table:table-cell office:value-type="string">
            <text:p>]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:[</text:p>
          </table:table-cell>
          <table:table-cell office:value-type="percentage" office:value="0.019493744544661">
            <text:p>1.95%</text:p>
          </table:table-cell>
          <table:table-cell office:value-type="percentage" office:value="0.116671515856852">
            <text:p>11.67%</text:p>
          </table:table-cell>
          <table:table-cell office:value-type="percentage" office:value="0.311318009892348">
            <text:p>31.13%</text:p>
          </table:table-cell>
          <table:table-cell office:value-type="percentage" office:value="0.371254000581903">
            <text:p>37.13%</text:p>
          </table:table-cell>
          <table:table-cell office:value-type="percentage" office:value="0.181262729124236">
            <text:p>18.13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:[</text:p>
          </table:table-cell>
          <table:table-cell office:value-type="percentage" office:value="0.0188360978352544">
            <text:p>1.88%</text:p>
          </table:table-cell>
          <table:table-cell office:value-type="percentage" office:value="0.0832161934214225">
            <text:p>8.32%</text:p>
          </table:table-cell>
          <table:table-cell office:value-type="percentage" office:value="0.27270171492831">
            <text:p>27.27%</text:p>
          </table:table-cell>
          <table:table-cell office:value-type="percentage" office:value="0.406241214506607">
            <text:p>40.62%</text:p>
          </table:table-cell>
          <table:table-cell office:value-type="percentage" office:value="0.219004779308406">
            <text:p>21.90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:[</text:p>
          </table:table-cell>
          <table:table-cell office:value-type="percentage" office:value="0.0237603305785124">
            <text:p>2.38%</text:p>
          </table:table-cell>
          <table:table-cell office:value-type="percentage" office:value="0.0709366391184573">
            <text:p>7.09%</text:p>
          </table:table-cell>
          <table:table-cell office:value-type="percentage" office:value="0.244834710743802">
            <text:p>24.48%</text:p>
          </table:table-cell>
          <table:table-cell office:value-type="percentage" office:value="0.40668044077135">
            <text:p>40.67%</text:p>
          </table:table-cell>
          <table:table-cell office:value-type="percentage" office:value="0.253787878787879">
            <text:p>25.38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:[</text:p>
          </table:table-cell>
          <table:table-cell office:value-type="percentage" office:value="0.0155006284038542">
            <text:p>1.55%</text:p>
          </table:table-cell>
          <table:table-cell office:value-type="percentage" office:value="0.0456640134059489">
            <text:p>4.57%</text:p>
          </table:table-cell>
          <table:table-cell office:value-type="percentage" office:value="0.214495182237118">
            <text:p>21.45%</text:p>
          </table:table-cell>
          <table:table-cell office:value-type="percentage" office:value="0.407624633431085">
            <text:p>40.76%</text:p>
          </table:table-cell>
          <table:table-cell office:value-type="percentage" office:value="0.316715542521994">
            <text:p>31.67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:[</text:p>
          </table:table-cell>
          <table:table-cell office:value-type="percentage" office:value="0.0123126338329764">
            <text:p>1.23%</text:p>
          </table:table-cell>
          <table:table-cell office:value-type="percentage" office:value="0.0578158458244111">
            <text:p>5.78%</text:p>
          </table:table-cell>
          <table:table-cell office:value-type="percentage" office:value="0.175053533190578">
            <text:p>17.51%</text:p>
          </table:table-cell>
          <table:table-cell office:value-type="percentage" office:value="0.421841541755889">
            <text:p>42.18%</text:p>
          </table:table-cell>
          <table:table-cell office:value-type="percentage" office:value="0.332976445396146">
            <text:p>33.30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:[</text:p>
          </table:table-cell>
          <table:table-cell office:value-type="percentage" office:value="0.015625">
            <text:p>1.56%</text:p>
          </table:table-cell>
          <table:table-cell office:value-type="percentage" office:value="0.0439814814814815">
            <text:p>4.40%</text:p>
          </table:table-cell>
          <table:table-cell office:value-type="percentage" office:value="0.194444444444444">
            <text:p>19.44%</text:p>
          </table:table-cell>
          <table:table-cell office:value-type="percentage" office:value="0.383680555555556">
            <text:p>38.37%</text:p>
          </table:table-cell>
          <table:table-cell office:value-type="percentage" office:value="0.362268518518519">
            <text:p>36.23%</text:p>
          </table:table-cell>
          <table:table-cell office:value-type="string">
            <text:p>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:[</text:p>
          </table:table-cell>
          <table:table-cell office:value-type="percentage" office:value="0.0244498777506112">
            <text:p>2.44%</text:p>
          </table:table-cell>
          <table:table-cell office:value-type="percentage" office:value="0.0415647921760391">
            <text:p>4.16%</text:p>
          </table:table-cell>
          <table:table-cell office:value-type="percentage" office:value="0.180929095354523">
            <text:p>18.09%</text:p>
          </table:table-cell>
          <table:table-cell office:value-type="percentage" office:value="0.440097799511002">
            <text:p>44.01%</text:p>
          </table:table-cell>
          <table:table-cell office:value-type="percentage" office:value="0.312958435207824">
            <text:p>31.30%</text:p>
          </table:table-cell>
          <table:table-cell office:value-type="string">
            <text:p>]</text:p>
          </table:table-cell>
        </table:table-row>
      </table:table>
      <table:named-expressions/>
      <table:data-pilot-tables>
        <table:data-pilot-table table:name="DataPilot1" table:application-data="" table:target-range-address="'2011-Reading Lib'.A1:'2011-Reading Lib'.G11" table:buttons="'2011-Reading Lib'.A1 '2011-Reading Lib'.A4 '2011-Reading Lib'.B3">
          <table:source-cell-range table:cell-range-address="Raw.A2:Raw.C32"/>
          <table:data-pilot-field table:source-field-name=" grade " table:orientation="column" table:used-hierarchy="0" table:function="auto">
            <table:data-pilot-level table:show-empty="false">
              <table:data-pilot-members>
                <table:data-pilot-member table:name=" L     " table:display="true" table:show-details="true"/>
                <table:data-pilot-member table:name=" P     " table:display="true" table:show-details="true"/>
                <table:data-pilot-member table:name=" S     " table:display="true" table:show-details="true"/>
                <table:data-pilot-member table:name=" W     " table:display="true" table:show-details="true"/>
                <table:data-pilot-member table:name=" Z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 " table:orientation="row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count " table:orientation="data" table:used-hierarchy="0" table:function="sum">
            <table:data-pilot-level table:show-empty="false">
              <table:data-pilot-members>
                <table:data-pilot-member table:name="24" table:display="true" table:show-details="true"/>
                <table:data-pilot-member table:name="2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9" table:display="true" table:show-details="true"/>
                <table:data-pilot-member table:name="106" table:display="true" table:show-details="true"/>
                <table:data-pilot-member table:name="135" table:display="true" table:show-details="true"/>
                <table:data-pilot-member table:name="188" table:display="true" table:show-details="true"/>
                <table:data-pilot-member table:name="200" table:display="true" table:show-details="true"/>
                <table:data-pilot-member table:name="256" table:display="true" table:show-details="true"/>
                <table:data-pilot-member table:name="268" table:display="true" table:show-details="true"/>
                <table:data-pilot-member table:name="365" table:display="true" table:show-details="true"/>
                <table:data-pilot-member table:name="430" table:display="true" table:show-details="true"/>
                <table:data-pilot-member table:name="531" table:display="true" table:show-details="true"/>
                <table:data-pilot-member table:name="658" table:display="true" table:show-details="true"/>
                <table:data-pilot-member table:name="729" table:display="true" table:show-details="true"/>
                <table:data-pilot-member table:name="741" table:display="true" table:show-details="true"/>
                <table:data-pilot-member table:name="789" table:display="true" table:show-details="true"/>
                <table:data-pilot-member table:name="887" table:display="true" table:show-details="true"/>
                <table:data-pilot-member table:name="893" table:display="true" table:show-details="true"/>
                <table:data-pilot-member table:name="908" table:display="true" table:show-details="true"/>
                <table:data-pilot-member table:name="1170" table:display="true" table:show-details="true"/>
                <table:data-pilot-member table:name="1299" table:display="true" table:show-details="true"/>
                <table:data-pilot-member table:name="1355" table:display="true" table:show-details="true"/>
                <table:data-pilot-member table:name="1381" table:display="true" table:show-details="true"/>
                <table:data-pilot-member table:name="1637" table:display="true" table:show-details="true"/>
                <table:data-pilot-member table:name="2844" table:display="true" table:show-details="true"/>
                <table:data-pilot-member table:name="3432" table:display="true" table:show-details="true"/>
                <table:data-pilot-member table:name="3529" table:display="true" table:show-details="true"/>
                <table:data-pilot-member table:name="38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2006-Reading Baseline'.A1:'2006-Reading Baseline'.G12" table:buttons="'2006-Reading Baseline'.A1 '2006-Reading Baseline'.A4 '2006-Reading Baseline'.B3">
          <table:source-cell-range table:cell-range-address="Raw.E2:Raw.G37"/>
          <table:data-pilot-field table:source-field-name=" grade " table:orientation="column" table:used-hierarchy="0" table:function="auto">
            <table:data-pilot-level table:show-empty="false">
              <table:data-pilot-members>
                <table:data-pilot-member table:name=" L     " table:display="true" table:show-details="true"/>
                <table:data-pilot-member table:name=" P     " table:display="true" table:show-details="true"/>
                <table:data-pilot-member table:name=" S     " table:display="true" table:show-details="true"/>
                <table:data-pilot-member table:name=" W     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 " table:orientation="row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count " table:orientation="data" table:used-hierarchy="0" table:function="sum">
            <table:data-pilot-level table:show-empty="false">
              <table:data-pilot-members>
                <table:data-pilot-member table:name="64" table:display="true" table:show-details="true"/>
                <table:data-pilot-member table:name="187" table:display="true" table:show-details="true"/>
                <table:data-pilot-member table:name="283" table:display="true" table:show-details="true"/>
                <table:data-pilot-member table:name="302" table:display="true" table:show-details="true"/>
                <table:data-pilot-member table:name="325" table:display="true" table:show-details="true"/>
                <table:data-pilot-member table:name="349" table:display="true" table:show-details="true"/>
                <table:data-pilot-member table:name="360" table:display="true" table:show-details="true"/>
                <table:data-pilot-member table:name="614" table:display="true" table:show-details="true"/>
                <table:data-pilot-member table:name="635" table:display="true" table:show-details="true"/>
                <table:data-pilot-member table:name="700" table:display="true" table:show-details="true"/>
                <table:data-pilot-member table:name="753" table:display="true" table:show-details="true"/>
                <table:data-pilot-member table:name="868" table:display="true" table:show-details="true"/>
                <table:data-pilot-member table:name="927" table:display="true" table:show-details="true"/>
                <table:data-pilot-member table:name="973" table:display="true" table:show-details="true"/>
                <table:data-pilot-member table:name="1024" table:display="true" table:show-details="true"/>
                <table:data-pilot-member table:name="1028" table:display="true" table:show-details="true"/>
                <table:data-pilot-member table:name="1292" table:display="true" table:show-details="true"/>
                <table:data-pilot-member table:name="1305" table:display="true" table:show-details="true"/>
                <table:data-pilot-member table:name="1317" table:display="true" table:show-details="true"/>
                <table:data-pilot-member table:name="1330" table:display="true" table:show-details="true"/>
                <table:data-pilot-member table:name="1454" table:display="true" table:show-details="true"/>
                <table:data-pilot-member table:name="1501" table:display="true" table:show-details="true"/>
                <table:data-pilot-member table:name="1539" table:display="true" table:show-details="true"/>
                <table:data-pilot-member table:name="1565" table:display="true" table:show-details="true"/>
                <table:data-pilot-member table:name="1594" table:display="true" table:show-details="true"/>
                <table:data-pilot-member table:name="1772" table:display="true" table:show-details="true"/>
                <table:data-pilot-member table:name="1800" table:display="true" table:show-details="true"/>
                <table:data-pilot-member table:name="1848" table:display="true" table:show-details="true"/>
                <table:data-pilot-member table:name="1930" table:display="true" table:show-details="true"/>
                <table:data-pilot-member table:name="1958" table:display="true" table:show-details="true"/>
                <table:data-pilot-member table:name="2011" table:display="true" table:show-details="true"/>
                <table:data-pilot-member table:name="2145" table:display="true" table:show-details="true"/>
                <table:data-pilot-member table:name="2900" table:display="true" table:show-details="true"/>
                <table:data-pilot-member table:name="3135" table:display="true" table:show-details="true"/>
                <table:data-pilot-member table:name="47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2006-Reading End'.A1:'2006-Reading End'.G12" table:buttons="'2006-Reading End'.A1 '2006-Reading End'.A4 '2006-Reading End'.B3">
          <table:source-cell-range table:cell-range-address="Raw.I2:Raw.K37"/>
          <table:data-pilot-field table:source-field-name=" grade " table:orientation="column" table:used-hierarchy="0" table:function="auto">
            <table:data-pilot-level table:show-empty="false">
              <table:data-pilot-members>
                <table:data-pilot-member table:name=" L     " table:display="true" table:show-details="true"/>
                <table:data-pilot-member table:name=" P     " table:display="true" table:show-details="true"/>
                <table:data-pilot-member table:name=" S     " table:display="true" table:show-details="true"/>
                <table:data-pilot-member table:name=" W     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 " table:orientation="row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count 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7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28" table:display="true" table:show-details="true"/>
                <table:data-pilot-member table:name="180" table:display="true" table:show-details="true"/>
                <table:data-pilot-member table:name="206" table:display="true" table:show-details="true"/>
                <table:data-pilot-member table:name="296" table:display="true" table:show-details="true"/>
                <table:data-pilot-member table:name="327" table:display="true" table:show-details="true"/>
                <table:data-pilot-member table:name="336" table:display="true" table:show-details="true"/>
                <table:data-pilot-member table:name="401" table:display="true" table:show-details="true"/>
                <table:data-pilot-member table:name="512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6" table:display="true" table:show-details="true"/>
                <table:data-pilot-member table:name="663" table:display="true" table:show-details="true"/>
                <table:data-pilot-member table:name="711" table:display="true" table:show-details="true"/>
                <table:data-pilot-member table:name="737" table:display="true" table:show-details="true"/>
                <table:data-pilot-member table:name="756" table:display="true" table:show-details="true"/>
                <table:data-pilot-member table:name="779" table:display="true" table:show-details="true"/>
                <table:data-pilot-member table:name="788" table:display="true" table:show-details="true"/>
                <table:data-pilot-member table:name="970" table:display="true" table:show-details="true"/>
                <table:data-pilot-member table:name="973" table:display="true" table:show-details="true"/>
                <table:data-pilot-member table:name="1070" table:display="true" table:show-details="true"/>
                <table:data-pilot-member table:name="1181" table:display="true" table:show-details="true"/>
                <table:data-pilot-member table:name="1276" table:display="true" table:show-details="true"/>
                <table:data-pilot-member table:name="14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9T16:46:19</dc:date>
    <dc:creator>Megha </dc:creator>
    <meta:generator>LibreOffice/3.5$Linux_X86_64 LibreOffice_project/350m1$Build-2</meta:generator>
    <meta:editing-duration>PT46M59S</meta:editing-duration>
    <meta:editing-cycles>2</meta:editing-cycles>
    <meta:document-statistic meta:table-count="6" meta:cell-count="811" meta:object-count="0"/>
  </office:meta>
</office:document-meta>
</file>